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ublicationException.Publication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cationException.PublicationException( String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cationException.Publication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cationException.PublicationException(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